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ML = Hyper Text Markup Language = Langage de balisage d'hypertexte</text:p>
      <text:p text:style-name="Standard">Depuis 1991 avec le Web</text:p>
      <text:p text:style-name="Standard"/>
      <text:p text:style-name="Standard">HTML 5 = du codage, pas de la programmation, pour le fond, le contenu, le sens des mots ; pas pour l'affichage, texte statique, liens, images, sons, vidéos</text:p>
      <text:p text:style-name="Standard"/>
      <text:p text:style-name="Standard">Editeur de texte = pour créer un site Web</text:p>
      <text:p text:style-name="Standard"/>
      <text:p text:style-name="Standard">Indentation = décalage par rapport à la marge pour un programme, pour un code-source plus lisible.</text:p>
      <text:p text:style-name="Standard"/>
      <text:p text:style-name="Standard"><text:span text:style-name="T1">Balises</text:span> </text:p>
      <text:p text:style-name="Standard">Deux types = balise en paire et balise orpheline</text:p>
      <text:p text:style-name="Standard">Balises orphelines = servent le plus souvent à insérer un élément à un endroit précis comme une image.</text:p>
      <text:p text:style-name="Standard"/>
      <text:p text:style-name="Standard">Attributs = options des balises, informations supplémentaires, couleurs différentes selon les éditeurs.</text:p>
      <text:p text:style-name="Standard"/>
      <text:p text:style-name="Standard">&lt;abbr&gt; &lt;/abbr&gt; = balise pour sigle (souligne en pointillés)</text:p>
      <text:p text:style-name="Standard">&lt;br&gt; ou &lt;br/&gt; = saut à la ligne (pour aller à la ligne entre chaque lien hypertx ou à l'intérieur d'un paragraphe par ex), balise non fermante/orpheline, slash pas obligé</text:p>
      <text:p text:style-name="Standard">&lt;del&gt; &lt;/del&gt; = pour barrer un texte</text:p>
      <text:p text:style-name="Standard">&lt;em&gt; &lt;/em&gt; = Mise en italique, texte plus important que le reste, sémantique, pour mettre un peu en valeur</text:p>
      <text:p text:style-name="Standard">&lt;ins&gt; &lt;/ins&gt; = pour souligner un texte.</text:p>
      <text:p text:style-name="Standard">&lt;mark&gt; &lt;/mark&gt; = pour faire ressortir visuellement du texte, par défaut surligne texte en jaune, pour la sémantique</text:p>
      <text:p text:style-name="Standard">&lt;strong&gt; &lt;/strong&gt; = texte important au niveau du sens, ne vas pas forcément améliorer fortement le référencement, se met en gras par défaut, emphase forte pour la sémantique.</text:p>
      <text:p text:style-name="P1"/>
      <text:p text:style-name="P1">Audio = &lt;audio&gt; &lt;/audio&gt;</text:p>
      <text:p text:style-name="Standard">Pour intégrer du contenu sonore.</text:p>
      <text:p text:style-name="Standard">Attribut = src = "..."</text:p>
      <text:p text:style-name="Standard">Attributs = controls, autoplay, loop, muted.</text:p>
      <text:p text:style-name="Standard">Autoplay = lecture automatique.</text:p>
      <text:p text:style-name="Standard">Loop = Lecture en boucle.</text:p>
      <text:p text:style-name="P1"/>
      <text:p text:style-name="P1">&lt;div&gt; &lt;/div&gt;</text:p>
      <text:p text:style-name="P1"/>
      <text:p text:style-name="Standard"><text:span text:style-name="T1">Emmet = </text:span>Equation, pour écrire du code plus rapidement.</text:p>
      <text:p text:style-name="P1"/>
      <text:p text:style-name="P1">Formulaire = &lt;form&gt; &lt;/form&gt;</text:p>
      <text:p text:style-name="Standard">Section qui contient des contrôles interactifs pour envoyer des données à un serveur Web.</text:p>
      <text:p text:style-name="Standard">&lt;form method "get"&gt; = method, attribut qui définit la méthode http utilisé pour envoyer les données</text:p>
      <text:p text:style-name="Standard">Checkbox = Case à cocher</text:p>
      <text:p text:style-name="Standard">&lt;fieldset&gt; &lt;/fieldset&gt; = jeu de champs, pour un groupe d'éléments</text:p>
      <text:p text:style-name="Standard">&lt;input&gt; = balise orpheline pour créer un contrôle interactif permettant de saisir des données, dépend fortement de la valeur indiquée dans son attribut type.</text:p>
      <text:p text:style-name="Standard">&lt;input type = "checkbox"&gt;</text:p>
      <text:p text:style-name="Standard">&lt;input type = "number"&gt;</text:p>
      <text:p text:style-name="Standard">&lt;input type = "radio"&gt;</text:p>
      <text:p text:style-name="Standard">&lt;input type = "submit"&gt;</text:p>
      <text:p text:style-name="Standard"><text:soft-page-break/>&lt;input type = "text"&gt;</text:p>
      <text:p text:style-name="Standard">&lt;label&gt; &lt;/label&gt;</text:p>
      <text:p text:style-name="Standard">&lt;option&gt; &lt;/option&gt;</text:p>
      <text:p text:style-name="Standard">&lt;select&gt; &lt;/select&gt;= liste déroulante pour sélectionner des valeurs dans un formulaire par ex, contrôle qui fournit <text:s/>une liste d'&lt;option&gt;s parmi lesquelles l'utiliateur pourra choisir.</text:p>
      <text:p text:style-name="Standard">&lt;textarea&gt; &lt;/textarea&gt;</text:p>
      <text:p text:style-name="P1"/>
      <text:p text:style-name="P1">Id </text:p>
      <text:p text:style-name="P1">&lt;div id = "...."&gt; ... &lt;/div&gt;</text:p>
      <text:p text:style-name="P1"/>
      <text:p text:style-name="P1">Image</text:p>
      <text:p text:style-name="Standard">&lt;img&gt; = balise orpheline</text:p>
      <text:p text:style-name="Standard">&lt;img src = "URL"&gt;</text:p>
      <text:p text:style-name="Standard"><text:span text:style-name="T1">S</text:span>e mettent à 100% par défaut, différents formats</text:p>
      <text:p text:style-name="Standard"/>
      <text:p text:style-name="P1">Langue</text:p>
      <text:p text:style-name="Standard">&lt;html lang = "en"&gt; &lt;/html&gt;</text:p>
      <text:p text:style-name="P1"/>
      <text:p text:style-name="P1">Liens</text:p>
      <text:p text:style-name="Standard">&lt;a&gt; &lt;/a&gt; = balise pour ancre (anchor), point de repère pour un lien.</text:p>
      <text:p text:style-name="Standard">Lien actif</text:p>
      <text:p text:style-name="Standard">Lien visité</text:p>
      <text:p text:style-name="Standard">Lien relatif</text:p>
      <text:p text:style-name="Standard">Lien absolu</text:p>
      <text:list xml:id="list4812779726489147767" text:style-name="L1">
        <text:list-item>
          <text:p text:style-name="P2">Lien interne à l'intérieur d'une même page</text:p>
        </text:list-item>
        <text:list-item>
          <text:p text:style-name="P2">Lien interne à l'intérieur du même site</text:p>
        </text:list-item>
        <text:list-item>
          <text:p text:style-name="P2">Lien externe</text:p>
        </text:list-item>
      </text:list>
      <text:p text:style-name="Standard"/>
      <text:p text:style-name="Standard"><text:span text:style-name="T1">Listes</text:span> = peut servir de menu</text:p>
      <text:list xml:id="list2479857110597626493" text:style-name="L2">
        <text:list-item>
          <text:p text:style-name="P3">&lt;ul&gt; &lt;/ul&gt; = Liste à puces, non-ordonnée</text:p>
        </text:list-item>
        <text:list-item>
          <text:p text:style-name="P3">&lt;ol&gt; &lt;/ol&gt; = Liste ordonnée; numérotée</text:p>
        </text:list-item>
        <text:list-item>
          <text:p text:style-name="P3">&lt;li&gt; &lt;/li&gt; = Item d'un liste, élément de menu</text:p>
        </text:list-item>
      </text:list>
      <text:p text:style-name="Standard"/>
      <text:p text:style-name="Standard">Lorem = avec nombre pour quantité de texte à rentrer dans un paragraphe fictif</text:p>
      <text:p text:style-name="Standard"/>
      <text:p text:style-name="P1">Paragraphe = &lt;p&gt; &lt;/p&gt;</text:p>
      <text:p text:style-name="Standard"/>
      <text:p text:style-name="Standard">Tableau = &lt;table&gt; &lt;/table&gt;</text:p>
      <text:p text:style-name="Standard">Données, en deux dimensions</text:p>
      <text:p text:style-name="Standard"/>
      <text:p text:style-name="Standard">Title = "...", attribut pour <text:span text:style-name="T1">info-bulle</text:span> pour les liens, les images, etc.</text:p>
      <text:p text:style-name="Standard"/>
      <text:p text:style-name="P1">Vidéo = &lt;video&gt; &lt;/video&gt;</text:p>
      <text:p text:style-name="Standard">Attributs = controls, autoplay, loop, muted, poster, preload, height (hauteur), width (largeur).</text:p>
      <text:p text:style-name="Standard">Controls = contrôles par l'utilisateur.</text:p>
      <text:p text:style-name="Standard">Autoplay </text:p>
      <text:p text:style-name="Standard"/>
      <text:p text:style-name="Standard">XHTML = plus vraiment utilis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5M40S</meta:editing-duration>
    <meta:editing-cycles>59</meta:editing-cycles>
    <meta:generator>OpenOffice/4.1.8$Win32 OpenOffice.org_project/418m3$Build-9803</meta:generator>
    <dc:date>2021-02-04T15:08:13.80</dc:date>
    <dc:creator>C R</dc:creator>
    <meta:document-statistic meta:table-count="0" meta:image-count="0" meta:object-count="0" meta:page-count="2" meta:paragraph-count="70" meta:word-count="557" meta:character-count="3348"/>
    <meta:user-defined meta:name="Info 1"/>
    <meta:user-defined meta:name="Info 2"/>
    <meta:user-defined meta:name="Info 3"/>
    <meta:user-defined meta:name="Info 4"/>
  </office:meta>
</office:document-meta>
</file>